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Nr_ucz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Rel_Ety</text:p>
          </table:table-cell>
          <table:table-cell office:value-type="string" calcext:value-type="string">
            <text:p>Jpol</text:p>
          </table:table-cell>
          <table:table-cell office:value-type="string" calcext:value-type="string">
            <text:p>Jang</text:p>
          </table:table-cell>
          <table:table-cell office:value-type="string" calcext:value-type="string">
            <text:p>Jniem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Geog</text:p>
          </table:table-cell>
          <table:table-cell office:value-type="string" calcext:value-type="string">
            <text:p>Biol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Pla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WF</text:p>
          </table:table-cell>
        </table:table-row>
        <table:table-row table:style-name="ro1">
          <table:table-cell office:value-type="float" office:value="9806" calcext:value-type="float">
            <text:p>9806</text:p>
          </table:table-cell>
          <table:table-cell office:value-type="string" calcext:value-type="string">
            <text:p>dobre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812" calcext:value-type="float">
            <text:p>981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string" calcext:value-type="string">
            <text:p>dobr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19" calcext:value-type="float">
            <text:p>9819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24" calcext:value-type="float">
            <text:p>922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2" calcext:value-type="float">
            <text:p>983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6" calcext:value-type="float">
            <text:p>9836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2" calcext:value-type="float">
            <text:p>984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8" calcext:value-type="float">
            <text:p>984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41" calcext:value-type="float">
            <text:p>9241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4" calcext:value-type="float">
            <text:p>9854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26" calcext:value-type="float">
            <text:p>9826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859" calcext:value-type="float">
            <text:p>9859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67" calcext:value-type="float">
            <text:p>9867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71" calcext:value-type="float">
            <text:p>9871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51" calcext:value-type="float">
            <text:p>9551</text:p>
          </table:table-cell>
          <table:table-cell office:value-type="string" calcext:value-type="string">
            <text:p>dobr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76" calcext:value-type="float">
            <text:p>9876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254" calcext:value-type="float">
            <text:p>925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57" calcext:value-type="float">
            <text:p>9257</text:p>
          </table:table-cell>
          <table:table-cell office:value-type="string" calcext:value-type="string">
            <text:p>dobre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25" calcext:value-type="float">
            <text:p>9825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62" calcext:value-type="float">
            <text:p>9562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3" calcext:value-type="float">
            <text:p>988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84" calcext:value-type="float">
            <text:p>988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5" calcext:value-type="float">
            <text:p>988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7" calcext:value-type="float">
            <text:p>988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66" calcext:value-type="float">
            <text:p>9566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567" calcext:value-type="float">
            <text:p>9567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68" calcext:value-type="float">
            <text:p>9568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string" calcext:value-type="string">
            <text:p>dobre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2" calcext:value-type="float">
            <text:p>989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9" calcext:value-type="float">
            <text:p>989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03" calcext:value-type="float">
            <text:p>990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05" calcext:value-type="float">
            <text:p>990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95" calcext:value-type="float">
            <text:p>9595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8" calcext:value-type="float">
            <text:p>9918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4" calcext:value-type="float">
            <text:p>992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07" calcext:value-type="float">
            <text:p>9607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9" calcext:value-type="float">
            <text:p>992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32" calcext:value-type="float">
            <text:p>993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934" calcext:value-type="float">
            <text:p>9934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37" calcext:value-type="float">
            <text:p>993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611" calcext:value-type="float">
            <text:p>9611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43" calcext:value-type="float">
            <text:p>994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614" calcext:value-type="float">
            <text:p>9614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621" calcext:value-type="float">
            <text:p>9621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58" calcext:value-type="float">
            <text:p>995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66" calcext:value-type="float">
            <text:p>9966</text:p>
          </table:table-cell>
          <table:table-cell office:value-type="string" calcext:value-type="string">
            <text:p>dobr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dobr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44" calcext:value-type="float">
            <text:p>9644</text:p>
          </table:table-cell>
          <table:table-cell office:value-type="string" calcext:value-type="string">
            <text:p>dobre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45" calcext:value-type="float">
            <text:p>9645</text:p>
          </table:table-cell>
          <table:table-cell office:value-type="string" calcext:value-type="string">
            <text:p>dobre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74" calcext:value-type="float">
            <text:p>9974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49" calcext:value-type="float">
            <text:p>9649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82" calcext:value-type="float">
            <text:p>9982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53" calcext:value-type="float">
            <text:p>9353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5" calcext:value-type="float">
            <text:p>998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7" calcext:value-type="float">
            <text:p>998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989" calcext:value-type="float">
            <text:p>998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99" calcext:value-type="float">
            <text:p>969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05" calcext:value-type="float">
            <text:p>970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16" calcext:value-type="float">
            <text:p>9716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16" calcext:value-type="float">
            <text:p>9416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745" calcext:value-type="float">
            <text:p>9745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54" calcext:value-type="float">
            <text:p>9754</text:p>
          </table:table-cell>
          <table:table-cell office:value-type="string" calcext:value-type="string">
            <text:p>dobre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457" calcext:value-type="float">
            <text:p>945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70" calcext:value-type="float">
            <text:p>9770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79" calcext:value-type="float">
            <text:p>9779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78" calcext:value-type="float">
            <text:p>9478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88" calcext:value-type="float">
            <text:p>978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481" calcext:value-type="float">
            <text:p>9481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34" calcext:value-type="float">
            <text:p>9234</text:p>
          </table:table-cell>
          <table:table-cell office:value-type="string" calcext:value-type="string">
            <text:p>nieodpowiedni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99" calcext:value-type="float">
            <text:p>9299</text:p>
          </table:table-cell>
          <table:table-cell office:value-type="string" calcext:value-type="string">
            <text:p>nieodpowiedn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27" calcext:value-type="float">
            <text:p>9327</text:p>
          </table:table-cell>
          <table:table-cell office:value-type="string" calcext:value-type="string">
            <text:p>nieodpowiednie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802" calcext:value-type="float">
            <text:p>9802</text:p>
          </table:table-cell>
          <table:table-cell office:value-type="string" calcext:value-type="string">
            <text:p>popraw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31" calcext:value-type="float">
            <text:p>9231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844" calcext:value-type="float">
            <text:p>9844</text:p>
          </table:table-cell>
          <table:table-cell office:value-type="string" calcext:value-type="string">
            <text:p>poprawn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string" calcext:value-type="string">
            <text:p>poprawne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28" calcext:value-type="float">
            <text:p>9928</text:p>
          </table:table-cell>
          <table:table-cell office:value-type="string" calcext:value-type="string">
            <text:p>popraw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string" calcext:value-type="string">
            <text:p>popraw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string" calcext:value-type="string">
            <text:p>poprawn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43" calcext:value-type="float">
            <text:p>9343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string" calcext:value-type="string">
            <text:p>poprawne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string" calcext:value-type="string">
            <text:p>poprawn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82" calcext:value-type="float">
            <text:p>9682</text:p>
          </table:table-cell>
          <table:table-cell office:value-type="string" calcext:value-type="string">
            <text:p>popraw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opraw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483" calcext:value-type="float">
            <text:p>9483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202" calcext:value-type="float">
            <text:p>9202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4" calcext:value-type="float">
            <text:p>980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5" calcext:value-type="float">
            <text:p>9805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11" calcext:value-type="float">
            <text:p>9811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18" calcext:value-type="float">
            <text:p>9818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24" calcext:value-type="float">
            <text:p>9824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17" calcext:value-type="float">
            <text:p>9217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29" calcext:value-type="float">
            <text:p>9829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0" calcext:value-type="float">
            <text:p>983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831" calcext:value-type="float">
            <text:p>9831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33" calcext:value-type="float">
            <text:p>9833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233" calcext:value-type="float">
            <text:p>923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40" calcext:value-type="float">
            <text:p>9840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5" calcext:value-type="float">
            <text:p>9845</text:p>
          </table:table-cell>
          <table:table-cell office:value-type="string" calcext:value-type="string">
            <text:p>wzorowe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2" calcext:value-type="float">
            <text:p>9852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56" calcext:value-type="float">
            <text:p>9856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8" calcext:value-type="float">
            <text:p>9858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73" calcext:value-type="float">
            <text:p>9873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77" calcext:value-type="float">
            <text:p>987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78" calcext:value-type="float">
            <text:p>9878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88" calcext:value-type="float">
            <text:p>9888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9" calcext:value-type="float">
            <text:p>9889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91" calcext:value-type="float">
            <text:p>9891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3" calcext:value-type="float">
            <text:p>989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894" calcext:value-type="float">
            <text:p>9894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2" calcext:value-type="float">
            <text:p>9802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9" calcext:value-type="float">
            <text:p>9909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5" calcext:value-type="float">
            <text:p>9925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12" calcext:value-type="float">
            <text:p>9912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11" calcext:value-type="float">
            <text:p>9311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41" calcext:value-type="float">
            <text:p>9941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945" calcext:value-type="float">
            <text:p>9945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56" calcext:value-type="float">
            <text:p>995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61" calcext:value-type="float">
            <text:p>9961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63" calcext:value-type="float">
            <text:p>996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494" calcext:value-type="float">
            <text:p>9494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51" calcext:value-type="float">
            <text:p>9651</text:p>
          </table:table-cell>
          <table:table-cell office:value-type="string" calcext:value-type="string">
            <text:p>wzorowe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998" calcext:value-type="float">
            <text:p>9998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86" calcext:value-type="float">
            <text:p>938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wzorowe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wzorow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14" calcext:value-type="float">
            <text:p>9714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51" calcext:value-type="float">
            <text:p>975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86" calcext:value-type="float">
            <text:p>9486</text:p>
          </table:table-cell>
          <table:table-cell office:value-type="string" calcext:value-type="string">
            <text:p>wzorowe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8:02:28.417184771</meta:creation-date>
    <dc:date>2018-10-12T08:13:02.654280994</dc:date>
    <meta:editing-duration>PT24S</meta:editing-duration>
    <meta:editing-cycles>1</meta:editing-cycles>
    <meta:document-statistic meta:table-count="1" meta:cell-count="3382" meta:object-count="0"/>
    <meta:generator>LibreOffice/6.0.6.2$Linux_X86_64 LibreOffice_project/00m0$Build-2</meta:generator>
  </office:meta>
</office:document-meta>
</file>